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D000004D84A12DAE999DF8F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7.7126in" svg:height="9.3807in" draw:z-index="0"><draw:image xlink:href="Pictures/10000000000004FD000004D84A12DAE999DF8F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3:58:06.013157941</meta:creation-date>
    <dc:date>2024-12-13T15:13:34.430578856</dc:date>
    <meta:editing-duration>PT1M30S</meta:editing-duration>
    <meta:editing-cycles>3</meta:editing-cycles>
    <meta:generator>LibreOffice/7.1.8.1$Linux_X86_64 LibreOffice_project/10$Build-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